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00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)" table:allow-empty-cell="true" table:display-list="unsorted" table:base-cell-address="Colours.B2">
          <table:error-message table:message-type="stop" table:display="true"/>
        </table:content-validation>
        <table:content-validation table:name="val2" table:condition="of:cell-content-is-in-list(StripNames)" table:allow-empty-cell="true" table:display-list="sort-ascending" table:base-cell-address="Lightshows.A1">
          <table:error-message table:message-type="stop" table:display="true"/>
        </table:content-validation>
        <table:content-validation table:name="val3" table:condition="of:cell-content-is-in-list(FunctionNames)" table:allow-empty-cell="true" table:display-list="unsorted" table:base-cell-address="Lightshows.C1">
          <table:error-message table:message-type="stop" table:display="true"/>
        </table:content-validation>
        <table:content-validation table:name="val4" table:condition="of:cell-content-is-in-list(&quot;1&quot;;&quot;2&quot;;&quot;4&quot;;&quot;8&quot;;&quot;16&quot;;&quot;32&quot;;&quot;64&quot;;&quot;128&quot;;&quot;256&quot;)" table:allow-empty-cell="true" table:display-list="unsorted" table:base-cell-address="Lightshows.D1">
          <table:error-message table:message-type="stop" table:display="true"/>
        </table:content-validation>
        <table:content-validation table:name="val5" table:condition="of:cell-content-is-in-list(&quot;1&quot;;&quot;2&quot;;&quot;4&quot;;&quot;8&quot;;&quot;16&quot;;&quot;32&quot;;&quot;64&quot;;&quot;128&quot;;&quot;256&quot;)" table:allow-empty-cell="true" table:display-list="unsorted" table:base-cell-address="Lightshows.E1">
          <table:error-message table:message-type="stop" table:display="true"/>
        </table:content-validation>
        <table:content-validation table:name="val6" table:condition="of:cell-content-is-in-list(ColourNames)" table:allow-empty-cell="true" table:display-list="sort-ascending" table:base-cell-address="Lightshows.I1">
          <table:error-message table:message-type="stop" table:display="true"/>
        </table:content-validation>
      </table:content-validations>
      <table:table table:name="Colours" table:style-name="ta1"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ed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2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table:content-validation-name="val1" office:value-type="float" office:value="0" calcext:value-type="float">
            <text:p>0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an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2"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enta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table:content-validation-name="val1" office:value-type="float" office:value="8" calcext:value-type="float">
            <text:p>8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table:content-validation-name="val1" office:value-type="float" office:value="0" calcext:value-type="float">
            <text:p>0</text:p>
          </table:table-cell>
          <table:table-cell table:number-columns-repeated="1019"/>
        </table:table-row>
      </table:table>
      <table:table table:name="Strip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ixel 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od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</table:table>
      <table:table table:name="Lightshow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2">
          <table:table-cell table:style-name="ce1" office:value-type="string" calcext:value-type="string">
            <text:p>Str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Min Duration (frames)</text:p>
          </table:table-cell>
          <table:table-cell table:style-name="ce1" office:value-type="string" calcext:value-type="string">
            <text:p>Transition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table:number-columns-repeated="1015"/>
        </table:table-row>
        <table:table-row table:style-name="ro1">
          <table:table-cell table:content-validation-name="val2" office:value-type="string" calcext:value-type="string">
            <text:p>pod1</text:p>
          </table:table-cell>
          <table:table-cell office:value-type="string" calcext:value-type="string">
            <text:p>rainbowSpread</text:p>
          </table:table-cell>
          <table:table-cell table:content-validation-name="val3" office:value-type="string" calcext:value-type="string">
            <text:p>spread4</text:p>
          </table:table-cell>
          <table:table-cell table:content-validation-name="val4" office:value-type="float" office:value="64" calcext:value-type="float">
            <text:p>64</text:p>
          </table:table-cell>
          <table:table-cell table:content-validation-name="val5" office:value-type="float" office:value="4" calcext:value-type="float">
            <text:p>4</text:p>
          </table:table-cell>
          <table:table-cell table:content-validation-name="val6" office:value-type="string" calcext:value-type="string">
            <text:p>red</text:p>
          </table:table-cell>
          <table:table-cell table:content-validation-name="val6" office:value-type="string" calcext:value-type="string">
            <text:p>yellow</text:p>
          </table:table-cell>
          <table:table-cell table:content-validation-name="val6" office:value-type="string" calcext:value-type="string">
            <text:p>green</text:p>
          </table:table-cell>
          <table:table-cell table:content-validation-name="val6" office:value-type="string" calcext:value-type="string">
            <text:p>blue</text:p>
          </table:table-cell>
          <table:table-cell table:number-columns-repeated="1015"/>
        </table:table-row>
        <table:table-row table:style-name="ro1">
          <table:table-cell table:content-validation-name="val2" office:value-type="string" calcext:value-type="string">
            <text:p>pod2</text:p>
          </table:table-cell>
          <table:table-cell office:value-type="string" calcext:value-type="string">
            <text:p>redFade</text:p>
          </table:table-cell>
          <table:table-cell table:content-validation-name="val3" office:value-type="string" calcext:value-type="string">
            <text:p>fade2</text:p>
          </table:table-cell>
          <table:table-cell table:content-validation-name="val4" office:value-type="float" office:value="128" calcext:value-type="float">
            <text:p>128</text:p>
          </table:table-cell>
          <table:table-cell table:content-validation-name="val5" office:value-type="float" office:value="64" calcext:value-type="float">
            <text:p>64</text:p>
          </table:table-cell>
          <table:table-cell table:content-validation-name="val6" office:value-type="string" calcext:value-type="string">
            <text:p>black</text:p>
          </table:table-cell>
          <table:table-cell table:content-validation-name="val6" office:value-type="string" calcext:value-type="string">
            <text:p>red</text:p>
          </table:table-cell>
          <table:table-cell table:content-validation-name="val6" table:number-columns-repeated="2"/>
          <table:table-cell table:number-columns-repeated="1015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number-columns-repeated="1015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formula="of:=32800" office:value-type="float" office:value="32800" calcext:value-type="float">
            <text:p>32800</text:p>
          </table:table-cell>
          <table:table-cell table:number-columns-repeated="1014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formula="of:=(2^15)-1" office:value-type="float" office:value="32767" calcext:value-type="float">
            <text:p>32767</text:p>
          </table:table-cell>
          <table:table-cell table:number-columns-repeated="1014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formula="of:=[.J5]-[.J6]" office:value-type="float" office:value="33" calcext:value-type="float">
            <text:p>33</text:p>
          </table:table-cell>
          <table:table-cell table:number-columns-repeated="1014"/>
        </table:table-row>
        <table:table-row table:style-name="ro1" table:number-rows-repeated="1048568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number-columns-repeated="1015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number-columns-repeated="1015"/>
        </table:table-row>
      </table:table>
      <table:table table:name="Colour Mix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ur1</text:p>
          </table:table-cell>
          <table:table-cell office:value-type="string" calcext:value-type="string">
            <text:p>Colour2</text:p>
          </table:table-cell>
          <table:table-cell office:value-type="string" calcext:value-type="string">
            <text:p>Colour3</text:p>
          </table:table-cell>
          <table:table-cell table:number-columns-repeated="1019"/>
        </table:table-row>
      </table:table>
      <table:table table:name="Lightshow Mixes" table:style-name="ta1">
        <table:table-column table:style-name="co1" table:default-cell-style-name="Default"/>
        <table:table-row table:style-name="ro1">
          <table:table-cell/>
        </table:table-row>
      </table:table>
      <table:table table:name="Ranges" table:style-name="ta1">
        <table:table-column table:style-name="co4" table:default-cell-style-name="Default"/>
        <table:table-row table:style-name="ro1">
          <table:table-cell office:value-type="string" calcext:value-type="string">
            <text:p>Update Functions</text:p>
          </table:table-cell>
        </table:table-row>
        <table:table-row table:style-name="ro1">
          <table:table-cell office:value-type="string" calcext:value-type="string">
            <text:p>fade2</text:p>
          </table:table-cell>
        </table:table-row>
        <table:table-row table:style-name="ro1">
          <table:table-cell office:value-type="string" calcext:value-type="string">
            <text:p>spread4</text:p>
          </table:table-cell>
        </table:table-row>
      </table:table>
      <table:named-expressions/>
      <table:database-ranges>
        <table:database-range table:name="ColourNames" table:target-range-address="Colours.A2:Colours.A1048576" table:on-update-keep-styles="true" table:on-update-keep-size="false" table:orientation="column"/>
        <table:database-range table:name="FunctionNames" table:target-range-address="Ranges.A2:Ranges.A1048576" table:on-update-keep-styles="true" table:on-update-keep-size="false" table:orientation="column"/>
        <table:database-range table:name="StripNames" table:target-range-address="Strips.A2:Strips.A104857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2:46:28.5596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38:40.224604000</meta:creation-date>
    <dc:date>2015-02-16T14:33:39.456867000</dc:date>
    <meta:editing-duration>P1DT1H41M34S</meta:editing-duration>
    <meta:editing-cycles>9</meta:editing-cycles>
    <meta:generator>LibreOffice/4.4.0.3$MacOSX_X86_64 LibreOffice_project/de093506bcdc5fafd9023ee680b8c60e3e0645d7</meta:generator>
    <meta:document-statistic meta:table-count="6" meta:cell-count="81" meta:object-count="0"/>
  </office:meta>
</office:document-meta>
</file>